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643" officeooo:paragraph-rsid="001bb643"/>
    </style:style>
    <style:style style:name="P2" style:family="paragraph" style:parent-style-name="Standard">
      <style:text-properties officeooo:rsid="0019d3aa" officeooo:paragraph-rsid="0019d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a fruit</text:p>
      <text:p text:style-name="P2"/>
      <text:p text:style-name="P2">Thokkalo 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15:04:59.186317300</meta:creation-date>
    <dc:date>2025-12-28T15:07:34.650870900</dc:date>
    <meta:editing-duration>PT18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